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da" fo:country="DK"/>
    </style:style>
    <style:style style:name="P2" style:parent-style-name="Heading2" style:family="paragraph">
      <style:text-properties fo:language="da" fo:country="DK"/>
    </style:style>
    <style:style style:name="P3" style:parent-style-name="Normal" style:family="paragraph">
      <style:text-properties fo:font-style="italic" style:font-style-asian="italic" style:font-style-complex="italic" fo:language="da" fo:country="DK"/>
    </style:style>
    <style:style style:name="P4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5" style:parent-style-name="ListParagraph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9" style:parent-style-name="ListParagraph" style:family="paragraph">
      <style:text-properties fo:language="en" fo:country="US"/>
    </style:style>
    <style:style style:name="P10" style:parent-style-name="ListParagraph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Heading1" style:family="paragraph">
      <style:paragraph-properties fo:margin-top="0in" fo:background-color="#FFFFFF"/>
    </style:style>
    <style:style style:name="T13" style:parent-style-name="DefaultParagraphFont" style:family="text">
      <style:text-properties style:font-name="Calibri" style:font-name-complex="Calibri" fo:font-style="italic" style:font-style-asian="italic" style:font-style-complex="italic" fo:color="#333333" fo:font-size="11pt" style:font-size-asian="11pt" style:font-size-complex="11pt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Calibri" style:font-name-complex="Calibri" fo:font-style="italic" style:font-style-asian="italic" style:font-style-complex="italic" fo:color="#333333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15" style:parent-style-name="ListParagraph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T17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19" style:parent-style-name="Normal" style:family="paragraph">
      <style:text-properties fo:language="en" fo:country="US"/>
    </style:style>
    <style:style style:name="T20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22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24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26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2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30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32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34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36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3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40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1" style:parent-style-name="ListParagraph" style:family="paragraph">
      <style:text-properties fo:language="en" fo:country="US"/>
    </style:style>
    <style:style style:name="P42" style:parent-style-name="ListParagraph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T44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46" style:parent-style-name="ListParagraph" style:family="paragraph">
      <style:text-properties fo:language="en" fo:country="US"/>
    </style:style>
    <style:style style:name="P47" style:parent-style-name="ListParagraph" style:family="paragraph">
      <style:text-properties fo:language="en" fo:country="US"/>
    </style:style>
    <style:style style:name="P48" style:parent-style-name="ListParagraph" style:family="paragraph">
      <style:text-properties fo:language="en" fo:country="US"/>
    </style:style>
    <style:style style:name="P49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T50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52" style:parent-style-name="ListParagraph" style:family="paragraph">
      <style:text-properties fo:language="en" fo:country="US"/>
    </style:style>
    <style:style style:name="P53" style:parent-style-name="ListParagraph" style:family="paragraph">
      <style:text-properties fo:language="en" fo:country="US"/>
    </style:style>
    <style:style style:name="P54" style:parent-style-name="ListParagraph" style:family="paragraph">
      <style:text-properties fo:language="en" fo:country="US"/>
    </style:style>
    <style:style style:name="P55" style:parent-style-name="ListParagraph" style:family="paragraph">
      <style:text-properties fo:language="en" fo:country="US"/>
    </style:style>
    <style:style style:name="P56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57" style:parent-style-name="Normal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h text:style-name="P1" text:outline-level="1">Literature Review<text:s/></text:h>
      <text:h text:style-name="P2" text:outline-level="2">Prediction Models<text:s/></text:h>
      <text:p text:style-name="P3"/>
      <text:p text:style-name="P4">Forecasting electricity prices: The impcat of fundamentals and time-varying coefficients (krakastani and Bunn (2008)</text:p>
      <text:list text:style-name="LFO1" text:continue-numbering="true">
        <text:list-item>
          <text:p text:style-name="P5">Best models defined when including variables with time varying effects<text:s/></text:p>
        </text:list-item>
      </text:list>
      <text:p text:style-name="P6"/>
      <text:p text:style-name="Normal"><text:span text:style-name="T7">Comparing the forecasting performances of linear models for electricity prices with high RES penetration</text:span><text:span text:style-name="T8"><text:s/>(Gianfreda, Ravazzolo, Rossini, 2020)</text:span></text:p>
      <text:list text:style-name="LFO1" text:continue-numbering="true">
        <text:list-item>
          <text:p text:style-name="P9">Compares univariate and multivariate models in hourly forecasts.</text:p>
        </text:list-item>
        <text:list-item>
          <text:p text:style-name="P10">Multivariate models outperforms univariate models – especially when including demand, fossil<text:s/></text:p>
        </text:list-item>
      </text:list>
      <text:p text:style-name="P11"/>
      <text:h text:style-name="P12" text:outline-level="1"><text:span text:style-name="T13">A Graph-based Spatiotemporal Model for Energy Markets</text:span><text:span text:style-name="T14"><text:s/>(Sharma et al. 2022)<text:s/></text:span></text:h>
      <text:list text:style-name="LFO1" text:continue-numbering="true">
        <text:list-item>
          <text:p text:style-name="P15">Graph neural networks to capture interconnected structure of energy markets.<text:s/></text:p>
        </text:list-item>
      </text:list>
      <text:p text:style-name="P16"/>
      <text:p text:style-name="Normal"><text:span text:style-name="T17">Electricity Price Forecasting in the Danish Day-Ahead Market Using the TBATS, ANN and ARIMA Methods</text:span><text:span text:style-name="T18"><text:s/>(Karabiber and Xydis)</text:span></text:p>
      <text:p text:style-name="P19"/>
      <text:p text:style-name="Normal"><text:span text:style-name="T20">Electricity Price and Load Forecasting using Enhanced Convolutional Neural Network and Enhanced Support Vector Regression in Smart Grids</text:span><text:span text:style-name="T21"><text:s/>(</text:span><text:span text:style-name="T22">Maheen Zahid</text:span><text:span text:style-name="T23">,<text:s/></text:span><text:span text:style-name="T24">Fahad Ahmed</text:span><text:span text:style-name="T25">,<text:s/></text:span><text:span text:style-name="T26">Nadeem Javaid</text:span><text:span text:style-name="T27">,<text:s/></text:span><text:span text:style-name="T28">Raza Abid</text:span><text:span text:style-name="T29">,<text:s/></text:span><text:span text:style-name="T30">Hafiza Syeda Zainab Kazmi</text:span><text:span text:style-name="T31">,<text:s/></text:span><text:span text:style-name="T32">Atia Javaid</text:span><text:span text:style-name="T33">,<text:s/></text:span><text:span text:style-name="T34">Muhammad Bilal</text:span><text:span text:style-name="T35">,<text:s/></text:span><text:span text:style-name="T36">Mariam Akbar</text:span><text:span text:style-name="T37">,<text:s/></text:span><text:span text:style-name="T38">Manzoor Ilahi</text:span><text:span text:style-name="T39">, 2019)</text:span><text:span text:style-name="T40"><text:s/></text:span></text:p>
      <text:list text:style-name="LFO1" text:continue-numbering="true">
        <text:list-item>
          <text:p text:style-name="P41">Uses XG-Boost, Decision Trees<text:s/>and Random Forest for feature selection and feature extraction</text:p>
        </text:list-item>
        <text:list-item>
          <text:p text:style-name="P42">Zahid et al. 2019 investigates how<text:s/>enhanced Convolutional Neural Networks<text:s/>and enhanced Support Vector Machines<text:s/>perform in forecasting electricity prices. Variable extraction and selection has been performed through XG-Boost and decision trees, which calculates the importance of a range of included features.<text:s/>Zahid et al.<text:s/>finds that including a hybrid method of feature selection<text:s/>optimizes their performance metrics. Their final results indicates that (ECNN) and (ESVR) outperform their benchmark model (Random Forest) significantly.<text:s/></text:p>
        </text:list-item>
      </text:list>
      <text:p text:style-name="P43"/>
      <text:p text:style-name="Normal"><text:span text:style-name="T44">Electricity Spot Price Modeling and Forecasting in European Markets</text:span><text:span text:style-name="T45"><text:s/>(Shadi Tehrani, Jesus Juan and Eduardo Caro, 2022)</text:span></text:p>
      <text:list text:style-name="LFO1" text:continue-numbering="true">
        <text:list-item>
          <text:p text:style-name="P46">Describes and compares electricity markets for top five European countries – also includes Denmark as reference for a small country.<text:s/></text:p>
        </text:list-item>
        <text:list-item>
          <text:p text:style-name="P47">GARCH models outperform ARIMA models, while error levels for all countries using GARCH models are very similar. In Denmark and France GARCH models outperform ARIMA models<text:s/><text:soft-page-break/>significantly, and using GARCH models in Denmark and France increases the forecasting performance significantly.<text:s/></text:p>
        </text:list-item>
        <text:list-item>
          <text:p text:style-name="P48">Tehrani et al.<text:s/>finds no evidence<text:s/>that<text:s/>different electricity markets behave radically different from one another.<text:s/></text:p>
        </text:list-item>
      </text:list>
      <text:p text:style-name="P49"/>
      <text:p text:style-name="Normal"><text:span text:style-name="T50">Efficient Forecasting of Electricity Spot Prices with Expert and LASSO Models</text:span><text:span text:style-name="T51"><text:s/>(Bartosz Uniejewski and Rafal Weron, 2018)</text:span></text:p>
      <text:list text:style-name="LFO1" text:continue-numbering="true">
        <text:list-item>
          <text:p text:style-name="P52">Focusses on LASSO regression for their prediction model which is also suitable for variable selection</text:p>
        </text:list-item>
        <text:list-item>
          <text:p text:style-name="P53">Naïve model is the price for the same hour 7 days prior<text:s/></text:p>
        </text:list-item>
        <text:list-item>
          <text:p text:style-name="P54">Favors large datasets. Even though LASSO usually only selects a subset of all variables, including more regressors significantly improves the accuracy of the obtained forecasts.<text:s/></text:p>
        </text:list-item>
        <text:list-item>
          <text:p text:style-name="P55">The shrinkage estimator is time-varying meaning that different estimates of lambda improves forecasting performance in a LASSO setting</text:p>
        </text:list-item>
      </text:list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øren Godbersen</meta:initial-creator>
    <dc:creator>Søren Godbersen</dc:creator>
    <meta:creation-date>2023-02-07T10:20:00Z</meta:creation-date>
    <dc:date>2023-02-07T13:53:00Z</dc:date>
    <meta:template xlink:href="efhvs3ar" xlink:type="simple"/>
    <meta:editing-cycles>1</meta:editing-cycles>
    <meta:editing-duration>PT12780S</meta:editing-duration>
    <meta:user-defined meta:name="TemplafyTenantId">inspari</meta:user-defined>
    <meta:user-defined meta:name="TemplafyTemplateId">637479426770762104</meta:user-defined>
    <meta:user-defined meta:name="TemplafyUserProfileId">637829425208940764</meta:user-defined>
    <meta:user-defined meta:name="TemplafyFromBlank" meta:value-type="boolean">true</meta:user-defined>
    <meta:document-statistic meta:page-count="2" meta:paragraph-count="5" meta:word-count="443" meta:character-count="2966" meta:row-count="21" meta:non-whitespace-character-count="2528"/>
  </office:meta>
</office:document-meta>
</file>